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fcea8" officeooo:paragraph-rsid="000fcea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fcea8" officeooo:paragraph-rsid="000fcea8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normal" officeooo:rsid="000fcea8" officeooo:paragraph-rsid="000fcea8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R CLASE</text:p>
      <text:p text:style-name="P2">NOTAS:</text:p>
      <text:p text:style-name="P2"/>
      <text:list text:style-name="L1"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6T16:13:46.097000000</meta:creation-date>
    <dc:date>2023-05-26T16:14:56.925000000</dc:date>
    <meta:editing-duration>PT1M11S</meta:editing-duration>
    <meta:editing-cycles>1</meta:editing-cycles>
    <meta:document-statistic meta:table-count="0" meta:image-count="0" meta:object-count="0" meta:page-count="1" meta:paragraph-count="3" meta:word-count="4" meta:character-count="19" meta:non-whitespace-character-count="18"/>
    <meta:generator>LibreOffice/7.4.4.2$Windows_X86_64 LibreOffice_project/85569322deea74ec9134968a29af2df5663baa21</meta:generator>
  </office:meta>
</office:document-meta>
</file>